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25in" style:type="center"/>
          <style:tab-stop style:position="6.5in" style:type="right"/>
        </style:tab-stops>
      </style:paragraph-properties>
    </style:style>
    <style:style style:name="P2"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8496b0" style:text-line-through-style="none" style:text-line-through-type="none" style:text-position="0% 100%" style:font-name="Calibri" fo:font-size="10pt" fo:font-style="italic" style:text-underline-style="none" fo:font-weight="normal" style:font-name-asian="Calibri1" style:font-size-asian="10pt" style:font-style-asian="italic" style:font-weight-asian="normal" style:font-name-complex="Calibri1" style:font-size-complex="10pt"/>
    </style:style>
    <style:style style:name="P3" style:family="paragraph" style:parent-style-name="Standard">
      <style:paragraph-properties fo:text-align="justify" style:justify-single-word="false"/>
    </style:style>
    <style:style style:name="P4" style:family="paragraph" style:parent-style-name="Title" style:master-page-name="Standard">
      <style:paragraph-properties style:page-number="1"/>
      <style:text-properties fo:font-size="22pt" style:font-size-asian="22pt" style:font-size-complex="22pt"/>
    </style:style>
    <style:style style:name="P5" style:family="paragraph" style:parent-style-name="Heading_20_1" style:list-style-name="WWNum1">
      <style:paragraph-properties fo:margin-left="0.25in" fo:margin-right="0in" fo:text-indent="-0.25in" style:auto-text-indent="false"/>
    </style:style>
    <style:style style:name="P6" style:family="paragraph" style:parent-style-name="Standard">
      <style:text-properties fo:color="#8496b0" fo:font-size="10pt" fo:font-style="italic" style:font-size-asian="10pt" style:font-style-asian="italic" style:font-size-complex="10pt"/>
    </style:style>
    <style:style style:name="P7" style:family="paragraph" style:parent-style-name="Standard">
      <style:paragraph-properties fo:text-align="justify" style:justify-single-word="false"/>
      <style:text-properties fo:color="#8496b0" fo:font-size="10pt" fo:font-style="italic" style:font-size-asian="10pt" style:font-style-asian="italic" style:font-size-complex="10pt"/>
    </style:style>
    <style:style style:name="P8"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8496b0" style:text-line-through-style="none" style:text-line-through-type="none" style:text-position="0% 100%" style:font-name="Calibri" fo:font-size="10pt" fo:font-style="italic" style:text-underline-style="none" fo:font-weight="normal" style:font-name-asian="Calibri1" style:font-size-asian="10pt" style:font-style-asian="italic" style:font-weight-asian="normal" style:font-name-complex="Calibri1" style:font-size-complex="10pt"/>
    </style:style>
    <style:style style:name="P9"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padding="0in" fo:border="none" fo:keep-with-next="auto"/>
      <style:text-properties fo:color="#8496b0" fo:font-size="10pt" fo:font-style="italic" style:font-size-asian="10pt" style:font-style-asian="italic" style:font-size-complex="10pt"/>
    </style:style>
    <style:style style:name="T1" style:family="text">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T2" style:family="text">
      <style:text-properties officeooo:rsid="00202b4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Έγγραφο απαιτήσεων εμπλεκομένων μερών (StRS)<text:line-break/>Stakeholders Requirements Specification</text:p>
      <text:p text:style-name="P2">ΠΡΟΣΑΡΜΟΓΗ ΤΟΥ ΑΝΤΙΣΤΟΙΧΟΥ ΕΓΓΡΑΦΟΥ ΤΟΥ ΠΡΟΤΥΠΟΥ ISO/IEC/IEEE 29148:2011</text:p>
      <text:p text:style-name="P2"/>
      <text:p text:style-name="Subtitle">Εθελοντές- Χρήστες</text:p>
      <text:p text:style-name="P2"><text:bookmark text:name="_gjdgxs"/></text:p>
      <text:list xml:id="list736775113" text:style-name="WWNum1">
        <text:list-item>
          <text:p text:style-name="P5">Εισαγωγή</text:p>
        </text:list-item>
      </text:list>
      <text:p text:style-name="Heading_20_2">1.1<text:tab/>Ταυτότητα - επιχειρησιακοί στόχοι</text:p>
      <text:p text:style-name="P7">Η διαδικτυακή πλατφόρμα “Alcowatch” συνιστά ένα ολοκληρωμένο παρατηρητήριο τιμών αλκοολούχων ποτών.Το παρόν έγγραφο αποτελεί λεπτομερή ανάλυση των λειτουργικών απαιτήσεων της πλατφόρμας που έχει υλοποιηθεί όσων αφορά τους εθελοντές- χρήστες. Η εθελοντική συνεισφορά αποτελεί σημαντικό παράγοντα διαμόρφωσης της εφαρμογής μας. Σκοπός των εθελοντών είναι να καταχωρούν καταστήματα, προϊόντα και τιμές προϊόντων στο σύστημα. </text:p>
      <text:p text:style-name="P3">1.2<text:tab/>Περίγραμμα επιχειρησιακών λειτουργιών</text:p>
      <text:p text:style-name="P7">Οι εθελοντές-χρήστες κάνουν register στην πλατφόρμα. Έχουν δικαίωμα εισαγωγής <text:s/>προϊόντος με χαρακτηριστικά: barcode, όνομα, μάρκα, κατηγορία, περιγραφή, χαρακτηριστικά, όγκος. Επιπλέον γίνεται εισαγωγή νέας τιμής ανάλογα με το barcode του προϊόντος και για συγκεκριμένο κατάστημα, το οποίο ορίζεται από την τοποθεσία. Η ισχύ<text:span text:style-name="T2">ς</text:span> της νέας τιμής προσδιορίζεται από το χρονικό περιθώριο που καθορίζει ο εθελοντής. Η εισαγωγή καταστήματος γίνεται επίσης από εθελοντές μέσω της αντίστοιχης φόρμας. Εκτός της εισαγωγής, οι χρήστες έχουν το δικαίωμα επεξεργασίας πεδίων των προϊόντων και των καταστημάτων, μέσω κατάλληλων φορμών.</text:p>
      <text:list xml:id="list112828118394408" text:continue-numbering="true" text:style-name="WWNum1">
        <text:list-item>
          <text:p text:style-name="P5">Αναφορές - πηγές πληροφοριών</text:p>
        </text:list-item>
      </text:list>
      <text:p text:style-name="P2"/>
      <text:list xml:id="list112826520238046" text:continue-numbering="true" text:style-name="WWNum1">
        <text:list-item>
          <text:p text:style-name="P5">Διαχειριστικές απαιτήσεις επιχειρησιακού περιβάλλοντος</text:p>
        </text:list-item>
      </text:list>
      <text:p text:style-name="Heading_20_2">3.1<text:tab/>Επιχειρησιακό μοντέλο</text:p>
      <text:p text:style-name="P2">Περιγραφή του επιχειρησιακού μοντέλου: γιατί θα λειτουργήσει και θα γίνει διαδεδομένη η εφαρμογή μας</text:p>
      <text:p text:style-name="Standard"/>
      <text:p text:style-name="Heading_20_2"><text:soft-page-break/>3.2<text:tab/>Περιβάλλον διαχείρισης πληροφοριών</text:p>
      <text:p text:style-name="P2">Περιληπτική αναφορά στη σημερινή εικόνα για το περιβάλλον διαχείρισης πληροφοριών</text:p>
      <text:p text:style-name="Standard"/>
      <text:list xml:id="list112827199543719" text:continue-numbering="true" text:style-name="WWNum1">
        <text:list-item>
          <text:p text:style-name="P5">Λειτουργικές απαιτήσεις επιχειρησιακού περιβάλλοντος</text:p>
        </text:list-item>
      </text:list>
      <text:p text:style-name="Heading_20_2">4.1<text:tab/>Επιχειρησιακές διαδικασίες</text:p>
      <text:p text:style-name="P2">Ροές εργασιών κατά τη συλλογή και πρόσβαση σε δεδομένα της εφαρμογής μας</text:p>
      <text:p text:style-name="Heading_20_2">4.2<text:tab/>Περιορισμοί</text:p>
      <text:p text:style-name="P2">Αναφορά σε περιορισμούς εφόσον υπάρχουν</text:p>
      <text:p text:style-name="Standard"/>
      <text:p text:style-name="Heading_20_2">4.3<text:tab/>Δείκτες ποιότητας</text:p>
      <text:p text:style-name="P2">Αναφορά σε δείκτες ποιότητας </text:p>
      <text:p text:style-name="P2"/>
      <text:list xml:id="list112826891729095" text:continue-numbering="true" text:style-name="WWNum1">
        <text:list-item>
          <text:p text:style-name="P5">Έκθεση απαιτήσεων χρηστών</text:p>
        </text:list-item>
      </text:list>
      <text:p text:style-name="P6">Απώτερος στόχος των εθελοντών είναι η πλήρης καταγραφή των τιμών των αλκοολούχων ποτών, από όλα τα δυνατά σημεία πώλησής τους. Ταυτόχρονα θα πρέπει ανά πάσα στιγμή οι τιμές των προϊόντων να είναι οι τρέχουσες.</text:p>
      <text:list xml:id="list112827915830869" text:continue-numbering="true" text:style-name="WWNum1">
        <text:list-item>
          <text:p text:style-name="P5">Αρχές του προτεινόμενου συστήματος</text:p>
        </text:list-item>
      </text:list>
      <text:p text:style-name="P2">Λειτουργικές αρχές και σενάρια για το προτεινόμενο σύστημα. Μη-τεχνική εστίαση.</text:p>
      <text:list xml:id="list112828215812885" text:continue-numbering="true" text:style-name="WWNum1">
        <text:list-item>
          <text:p text:style-name="P5">Περιορισμοί στο πλαίσιο του έργου</text:p>
        </text:list-item>
      </text:list>
      <text:p text:style-name="P9">Οι εθελοντές πρέπει να κάνουν register στην πλατφόρμα, προκειμένου να προβούν στην καταγραφή τιμών. Εάν δεν εγγραφούν στην πλατφόρμα, μπορούν απλά να αναζητήσουν προϊόντα και να τα παρατηρήσουν, με βάση το κατάστημα ή το προϊόν, χωρίς να μπορούν να εισάγουν ή να επεξεργαστούν δεδομένα. </text:p>
      <text:p text:style-name="P6">Οι χρήστες δεν μπορούν να κάνει παραγγελία προϊόντος από την πλατφόρμα, μόνο παρατήρηση της τιμής του.</text:p>
      <text:list xml:id="list112827396021583" text:continue-numbering="true" text:style-name="WWNum1">
        <text:list-item>
          <text:p text:style-name="P5">Παράρτημα: ακρωνύμια και συντομογραφίες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l" fo:country="GR"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l" fo:country="GR"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loext:contextual-spacing="false" fo:line-height="1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25in" fo:margin-right="0in" fo:margin-top="0.4165in" fo:margin-bottom="0in" loext:contextual-spacing="false" fo:line-height="100%" fo:keep-together="always" fo:text-indent="-0.25in" style:auto-text-indent="false" fo:keep-with-next="always"/>
      <style:text-properties style:font-name="Calibri" fo:font-family="Calibri" style:font-family-generic="roman" style:font-pitch="variable" fo:font-size="16pt" style:font-name-asian="Calibri1" style:font-family-asian="Calibri" style:font-family-generic-asian="system" style:font-pitch-asian="variable" style:font-size-asian="16pt"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3937in" fo:margin-right="0in" fo:margin-top="0.1665in" fo:margin-bottom="0in" loext:contextual-spacing="false" fo:line-height="100%" fo:keep-together="always" fo:text-indent="-0.3937in" style:auto-text-indent="false" fo:keep-with-next="always"/>
      <style:text-properties style:font-name="Calibri" fo:font-family="Calibri" style:font-family-generic="roman" style:font-pitch="variable" fo:font-size="13pt" style:font-name-asian="Calibri1" style:font-family-asian="Calibri" style:font-family-generic-asian="system" style:font-pitch-asian="variable" style:font-size-asian="13pt" style:font-name-complex="Calibri1" style:font-family-complex="Calibri"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in" loext:contextual-spacing="false"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in" fo:margin-bottom="0.111in" loext:contextual-spacing="false" fo:line-height="100%"/>
      <style:text-properties fo:color="#5a5a5a" fo:font-size="14pt" style:font-size-asian="14pt" style:font-size-complex="14pt"/>
    </style:style>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49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492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25in" style:type="center"/>
          <style:tab-stop style:position="6.5in" style:type="right"/>
        </style:tab-stops>
      </style:paragraph-properties>
    </style:style>
    <style:style style:name="MT1" style:family="text">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page-layout style:name="Mpm1">
      <style:page-layout-properties fo:page-width="8.2681in" fo:page-height="11.6929in" style:num-format="1" style:print-orientation="portrait" fo:margin-top="1in" fo:margin-bottom="0.4917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footer>
        <text:p text:style-name="MP1"><text:span text:style-name="MT1">(ΤΑΥΤΟΤΗΤΑ ΠΡΟΣΦΕΡΟΝΤΑ)<text:tab/>ΕΓΓΡΑΦΟ StRS<text:tab/>Σελ </text:span><text:page-number text:select-page="current">2</text:page-number><text:span text:style-name="MT1"><text:s/>/ <text:s/></text:span><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2-21T11:28:25.987644366</dc:date>
    <meta:editing-duration>PT20H30M8S</meta:editing-duration>
    <meta:editing-cycles>1</meta:editing-cycles>
    <meta:document-statistic meta:table-count="0" meta:image-count="0" meta:object-count="0" meta:page-count="2" meta:paragraph-count="30" meta:word-count="371" meta:character-count="2757" meta:non-whitespace-character-count="2418"/>
  </office:meta>
</office:document-meta>
</file>